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svg:font-family="Ubuntu"/>
    <style:font-face style:name="Droid Sans Fallback" svg:font-family="'Droid Sans Fallback'" style:font-pitch="variable"/>
    <style:font-face style:name="Lohit Hindi2" svg:font-family="'Lohit Hind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paragraph-properties fo:text-align="justify" style:justify-single-word="false"/>
    </style:style>
    <style:style style:name="P3" style:family="paragraph" style:parent-style-name="Standard">
      <style:text-properties fo:font-weight="bold" style:font-weight-asian="bold" style:font-weight-complex="bold"/>
    </style:style>
    <style:style style:name="P4" style:family="paragraph" style:parent-style-name="BioEM_20_Title_20_of_20_Abstract" style:master-page-name="Standard">
      <style:paragraph-properties fo:margin-top="0.423cm" fo:margin-bottom="0.106cm" style:page-number="auto"/>
    </style:style>
    <style:style style:name="T1" style:family="text">
      <style:text-properties fo:color="#000000"/>
    </style:style>
    <style:style style:name="T2" style:family="text">
      <style:text-properties fo:color="#000000" style:font-name-asian="Times New Roman" style:font-name-complex="Times New Roman"/>
    </style:style>
    <style:style style:name="T3" style:family="text">
      <style:text-properties fo:color="#000000" style:text-position="super 58%"/>
    </style:style>
    <style:style style:name="T4" style:family="text">
      <style:text-properties fo:color="#000000" style:font-name-asian="Liberation Serif1" style:font-name-complex="Liberation Serif1"/>
    </style:style>
    <style:style style:name="T5" style:family="text">
      <style:text-properties fo:color="#000000" fo:font-size="12pt" style:font-size-asian="12pt" style:font-size-complex="12pt"/>
    </style:style>
    <style:style style:name="T6" style:family="text">
      <style:text-properties style:font-name-asian="Liberation Serif1" style:font-name-complex="Liberation Serif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New</text:span><text:span text:style-name="T2"> </text:span><text:span text:style-name="T1">Monitor</text:span><text:span text:style-name="T2"> </text:span><text:span text:style-name="T1">and</text:span><text:span text:style-name="T2"> </text:span><text:span text:style-name="T1">Control</text:span><text:span text:style-name="T2"> </text:span><text:span text:style-name="T1">System</text:span><text:span text:style-name="T2"> </text:span><text:span text:style-name="T1">for</text:span><text:span text:style-name="T2"> </text:span><text:span text:style-name="T1">the</text:span><text:span text:style-name="T2"> </text:span><text:span text:style-name="T1">GMRT</text:span><text:span text:style-name="T2"> </text:span></text:p>
      <text:p text:style-name="BioEM_20_Authors"><text:span text:style-name="T3"/></text:p>
      <text:p text:style-name="Standard"><text:span text:style-name="T1">To</text:span><text:span text:style-name="T4"> </text:span><text:span text:style-name="T1">control</text:span><text:span text:style-name="T4"> </text:span><text:span text:style-name="T1">and</text:span><text:span text:style-name="T4"> </text:span><text:span text:style-name="T1">coordinate</text:span><text:span text:style-name="T4"> </text:span><text:span text:style-name="T1">the</text:span><text:span text:style-name="T4"> </text:span><text:span text:style-name="T1">newly</text:span><text:span text:style-name="T4"> </text:span><text:span text:style-name="T1">upgraded</text:span><text:span text:style-name="T4"> </text:span><text:span text:style-name="T1">GMRT</text:span><text:span text:style-name="T4"> </text:span><text:span text:style-name="T1">systems</text:span><text:span text:style-name="T4"> </text:span><text:span text:style-name="T1">for</text:span><text:span text:style-name="T4"> </text:span><text:span text:style-name="T1">performing</text:span><text:span text:style-name="T4"> </text:span><text:span text:style-name="T1">astronomical</text:span><text:span text:style-name="T4"> </text:span><text:span text:style-name="T1">observations,</text:span><text:span text:style-name="T4"> </text:span><text:span text:style-name="T1">the</text:span><text:span text:style-name="T4"> </text:span><text:span text:style-name="T1">new</text:span><text:span text:style-name="T4"> </text:span><text:span text:style-name="T1">GMRT</text:span><text:span text:style-name="T4"> </text:span><text:span text:style-name="T1">Monitor</text:span><text:span text:style-name="T4"> </text:span><text:span text:style-name="T1">and</text:span><text:span text:style-name="T4"> </text:span><text:span text:style-name="T1">Control</text:span><text:span text:style-name="T4"> </text:span><text:span text:style-name="T1">(M&amp;C)</text:span><text:span text:style-name="T4"> </text:span><text:span text:style-name="T1">system</text:span><text:span text:style-name="T4"> has been </text:span><text:span text:style-name="T1">developed.</text:span><text:span text:style-name="T4"> </text:span><text:span text:style-name="T1">The</text:span><text:span text:style-name="T4"> </text:span><text:span text:style-name="T1">new</text:span><text:span text:style-name="T4"> </text:span><text:span text:style-name="T1">M&amp;C</text:span><text:span text:style-name="T4"> </text:span><text:span text:style-name="T1">system</text:span><text:span text:style-name="T4"> </text:span><text:span text:style-name="T1">has</text:span><text:span text:style-name="T4"> </text:span><text:span text:style-name="T1">a</text:span><text:span text:style-name="T4"> </text:span><text:span text:style-name="T1">modern</text:span><text:span text:style-name="T4"> </text:span><text:span text:style-name="T1">hardware</text:span><text:span text:style-name="T4"> </text:span><text:span text:style-name="T1">and</text:span><text:span text:style-name="T4"> </text:span><text:span text:style-name="T1">software</text:span><text:span text:style-name="T4"> </text:span><text:span text:style-name="T1">architectural</text:span><text:span text:style-name="T4"> </text:span><text:span text:style-name="T1">features</text:span><text:span text:style-name="T4"> </text:span><text:span text:style-name="T1">as</text:span><text:span text:style-name="T4"> </text:span><text:span text:style-name="T1">compare</text:span><text:span text:style-name="T4"> </text:span><text:span text:style-name="T1">to</text:span><text:span text:style-name="T4"> </text:span><text:span text:style-name="T1">the</text:span><text:span text:style-name="T4"> </text:span><text:span text:style-name="T1">existing</text:span><text:span text:style-name="T4"> </text:span><text:span text:style-name="T1">GMRT</text:span><text:span text:style-name="T4"> </text:span><text:span text:style-name="T1">control</text:span><text:span text:style-name="T4"> </text:span><text:span text:style-name="T1">system.</text:span><text:span text:style-name="T4"> </text:span></text:p>
      <text:p text:style-name="Standard"><text:span text:style-name="T4"/></text:p>
      <text:p text:style-name="P3"><text:span text:style-name="T4">New Hardware Rabbit MCM :</text:span></text:p>
      <text:p text:style-name="Standard"><text:span text:style-name="T4"><text:s/></text:span><text:span text:style-name="T1">The</text:span><text:span text:style-name="T4"> </text:span><text:span text:style-name="T1">new</text:span><text:span text:style-name="T4"> </text:span><text:span text:style-name="T1">Monitor</text:span><text:span text:style-name="T4"> </text:span><text:span text:style-name="T1">and</text:span><text:span text:style-name="T4"> </text:span><text:span text:style-name="T1">Control</text:span><text:span text:style-name="T4"> </text:span><text:span text:style-name="T1">Modules</text:span><text:span text:style-name="T4"> </text:span><text:span text:style-name="T1">(MCM)</text:span><text:span text:style-name="T4"> </text:span><text:span text:style-name="T1">developed</text:span><text:span text:style-name="T4"> </text:span><text:span text:style-name="T1">based</text:span><text:span text:style-name="T4"> </text:span><text:span text:style-name="T1">on</text:span><text:span text:style-name="T4"> </text:span><text:span text:style-name="T1">Rabbit</text:span><text:span text:style-name="T4"> </text:span><text:span text:style-name="T1">RCM</text:span><text:span text:style-name="T4"> </text:span><text:span text:style-name="T1">4300</text:span><text:span text:style-name="T4"> </text:span><text:span text:style-name="T1">micro-controller</text:span><text:span text:style-name="T4"> </text:span><text:span text:style-name="T1">are</text:span><text:span text:style-name="T4"> </text:span><text:span text:style-name="T1">used</text:span><text:span text:style-name="T4"> </text:span><text:span text:style-name="T1">to</text:span><text:span text:style-name="T4"> </text:span><text:span text:style-name="T1">tune</text:span><text:span text:style-name="T4"> </text:span><text:span text:style-name="T1">the</text:span><text:span text:style-name="T4"> </text:span><text:span text:style-name="T1">RF</text:span><text:span text:style-name="T4"> </text:span><text:span text:style-name="T1">signal</text:span><text:span text:style-name="T4"> </text:span><text:span text:style-name="T1">receiver</text:span><text:span text:style-name="T4"> </text:span><text:span text:style-name="T1">chain</text:span><text:span text:style-name="T4"> </text:span><text:span text:style-name="T1">systems</text:span><text:span text:style-name="T4"> </text:span><text:span text:style-name="T1">like</text:span><text:span text:style-name="T4"> </text:span><text:span text:style-name="T1">Front-end,</text:span><text:span text:style-name="T4"> </text:span><text:span text:style-name="T1">signal</text:span><text:span text:style-name="T4"> </text:span><text:span text:style-name="T1">conditioning</text:span><text:span text:style-name="T4"> </text:span><text:span text:style-name="T1">and</text:span><text:span text:style-name="T4"> </text:span><text:span text:style-name="T1">Analog-backend.</text:span><text:span text:style-name="T4"> </text:span><text:span text:style-name="T1">Rabbit</text:span><text:span text:style-name="T4"> </text:span><text:span text:style-name="T1">processor</text:span><text:span text:style-name="T4"> </text:span><text:span text:style-name="T1">support</text:span><text:span text:style-name="T4"> </text:span><text:span text:style-name="T1">1</text:span><text:span text:style-name="T4"> </text:span><text:span text:style-name="T1">GB</text:span><text:span text:style-name="T4"> </text:span><text:span text:style-name="T1">miniSD</text:span><text:span text:style-name="T4"> </text:span><text:span text:style-name="T1">memory</text:span><text:span text:style-name="T4"> </text:span><text:span text:style-name="T1">card,</text:span><text:span text:style-name="T4"> </text:span><text:span text:style-name="T1">10/100T</text:span><text:span text:style-name="T4"> </text:span><text:span text:style-name="T1">base</text:span><text:span text:style-name="T4"> </text:span><text:span text:style-name="T1">Ethernet</text:span><text:span text:style-name="T4"> </text:span><text:span text:style-name="T1">port</text:span><text:span text:style-name="T4"> </text:span><text:span text:style-name="T1">for</text:span><text:span text:style-name="T4"> </text:span><text:span text:style-name="T1">the</text:span><text:span text:style-name="T4"> </text:span><text:span text:style-name="T1">communication</text:span><text:span text:style-name="T4"> </text:span><text:span text:style-name="T1">along</text:span><text:span text:style-name="T4"> </text:span><text:span text:style-name="T1">with</text:span><text:span text:style-name="T4"> </text:span><text:span text:style-name="T1">a</text:span><text:span text:style-name="T4"> </text:span><text:span text:style-name="T1">configurable</text:span><text:span text:style-name="T4"> </text:span><text:span text:style-name="T1">32</text:span><text:span text:style-name="T4"> </text:span><text:span text:style-name="T1">bit</text:span><text:span text:style-name="T4"> </text:span><text:span text:style-name="T1">TTL</text:span><text:span text:style-name="T4"> </text:span><text:span text:style-name="T1">control</text:span><text:span text:style-name="T4"> </text:span><text:span text:style-name="T1">and</text:span><text:span text:style-name="T4"> </text:span><text:span text:style-name="T1">64</text:span><text:span text:style-name="T4"> </text:span><text:span text:style-name="T1">analog</text:span><text:span text:style-name="T4"> </text:span><text:span text:style-name="T1">channels</text:span><text:span text:style-name="T4"> </text:span><text:span text:style-name="T1">inputs</text:span><text:span text:style-name="T4"> </text:span><text:span text:style-name="T1">to</text:span><text:span text:style-name="T4"> </text:span><text:span text:style-name="T1">monitor.</text:span><text:span text:style-name="T4"> <text:s/></text:span><text:span text:style-name="T1">Dynamic</text:span><text:span text:style-name="T4"> </text:span><text:span text:style-name="T1">C</text:span><text:span text:style-name="T4"> </text:span><text:span text:style-name="T1">Intergated</text:span><text:span text:style-name="T4"> </text:span><text:span text:style-name="T1">development</text:span><text:span text:style-name="T4"> </text:span><text:span text:style-name="T1">environment</text:span><text:span text:style-name="T4"> </text:span><text:span text:style-name="T1">support</text:span><text:span text:style-name="T4"> </text:span><text:span text:style-name="T1">provided</text:span><text:span text:style-name="T4"> </text:span><text:span text:style-name="T1">on</text:span><text:span text:style-name="T4"> </text:span><text:span text:style-name="T1">Rabbit</text:span><text:span text:style-name="T4"> </text:span><text:span text:style-name="T1">processor</text:span><text:span text:style-name="T4"> </text:span><text:span text:style-name="T1">is</text:span><text:span text:style-name="T4"> </text:span><text:span text:style-name="T1">used</text:span><text:span text:style-name="T4"> </text:span><text:span text:style-name="T1">to</text:span><text:span text:style-name="T4"> </text:span><text:span text:style-name="T1">develop</text:span><text:span text:style-name="T4"> </text:span><text:span text:style-name="T1">and</text:span><text:span text:style-name="T4"> </text:span><text:span text:style-name="T1">run</text:span><text:span text:style-name="T4"> </text:span><text:span text:style-name="T1">the</text:span><text:span text:style-name="T4"> </text:span><text:span text:style-name="T1">embeded</text:span><text:span text:style-name="T4"> </text:span><text:span text:style-name="T1">control</text:span><text:span text:style-name="T4"> </text:span><text:span text:style-name="T1">software.</text:span><text:span text:style-name="T4"> <text:s/></text:span><text:span text:style-name="T1">This</text:span><text:span text:style-name="T4"> </text:span><text:span text:style-name="T1">software</text:span><text:span text:style-name="T4"> </text:span><text:span text:style-name="T1">handles</text:span><text:span text:style-name="T4"> </text:span><text:span text:style-name="T1">low</text:span><text:span text:style-name="T4"> </text:span><text:span text:style-name="T1">level</text:span><text:span text:style-name="T4"> </text:span><text:span text:style-name="T1">M&amp;C</text:span><text:span text:style-name="T4"> </text:span><text:span text:style-name="T1">functionalities</text:span><text:span text:style-name="T4"> </text:span><text:span text:style-name="T1">like</text:span><text:span text:style-name="T4"> </text:span><text:span text:style-name="T1">implementation</text:span><text:span text:style-name="T4"> </text:span><text:span text:style-name="T1">of</text:span><text:span text:style-name="T4"> </text:span><text:span text:style-name="T1">control</text:span><text:span text:style-name="T4"> </text:span><text:span text:style-name="T1">logic,</text:span><text:span text:style-name="T4"> </text:span><text:span text:style-name="T1">monitoring</text:span><text:span text:style-name="T4"> </text:span><text:span text:style-name="T1">interpretation</text:span><text:span text:style-name="T4"> </text:span><text:span text:style-name="T1">and</text:span><text:span text:style-name="T4"> </text:span><text:span text:style-name="T1">safety</text:span><text:span text:style-name="T4"> </text:span><text:span text:style-name="T1">of</text:span><text:span text:style-name="T4"> </text:span><text:span text:style-name="T1">the</text:span><text:span text:style-name="T4"> </text:span><text:span text:style-name="T1">instrument.</text:span><text:span text:style-name="T4"> Total 71 MCM cards have been tested &amp; 42 cards used in new GMRT analog back -end system.</text:span></text:p>
      <text:p text:style-name="Standard"><text:span text:style-name="T4">[Charu kanade, Naresh Sisodiya,Madhav Misal,C Sateesh, S Nayak,Nimisha Kantharia]</text:span></text:p>
      <text:p text:style-name="Standard"><text:span text:style-name="T4"/></text:p>
      <text:p text:style-name="P3"><text:span text:style-name="T4">Online_Version 2 :</text:span></text:p>
      <text:p text:style-name="Standard"><text:span text:style-name="T1">A</text:span><text:span text:style-name="T4"> </text:span><text:span text:style-name="T1">new</text:span><text:span text:style-name="T4"> </text:span><text:span text:style-name="T1">M&amp;C</text:span><text:span text:style-name="T4"> </text:span><text:span text:style-name="T1">system</text:span><text:span text:style-name="T4"> </text:span><text:span text:style-name="T1">software</text:span><text:span text:style-name="T4"> </text:span><text:span text:style-name="T1">called</text:span><text:span text:style-name="T4"> </text:span><text:span text:style-name="T1">ONLINE</text:span><text:span text:style-name="T4"> </text:span><text:span text:style-name="T1">Version</text:span><text:span text:style-name="T4"> </text:span><text:span text:style-name="T1">2.0</text:span><text:span text:style-name="T4"> </text:span><text:span text:style-name="T1">(Online-V2)</text:span><text:span text:style-name="T4"> </text:span><text:span text:style-name="T1">developed</text:span><text:span text:style-name="T4"> </text:span><text:span text:style-name="T1">in-house</text:span><text:span text:style-name="T4"> </text:span><text:span text:style-name="T1">by</text:span><text:span text:style-name="T4"> </text:span><text:span text:style-name="T1">operation</text:span><text:span text:style-name="T4"> </text:span><text:span text:style-name="T1">group</text:span><text:span text:style-name="T4"> </text:span><text:span text:style-name="T1">member.</text:span><text:span text:style-name="T4"> <text:s/>O</text:span><text:span text:style-name="T1">nline-V2</text:span><text:span text:style-name="T4"> </text:span><text:span text:style-name="T1">follows</text:span><text:span text:style-name="T4"> </text:span><text:span text:style-name="T1">a</text:span><text:span text:style-name="T4"> </text:span><text:span text:style-name="T1">client-server</text:span><text:span text:style-name="T4"> </text:span><text:span text:style-name="T1">software</text:span><text:span text:style-name="T4"> </text:span><text:span text:style-name="T1">architecture</text:span><text:span text:style-name="T4"> </text:span><text:span text:style-name="T1">and</text:span><text:span text:style-name="T4"> </text:span><text:span text:style-name="T1">the</text:span><text:span text:style-name="T4"> </text:span><text:span text:style-name="T1">design</text:span><text:span text:style-name="T4"> </text:span><text:span text:style-name="T1">is</text:span><text:span text:style-name="T4"> </text:span><text:span text:style-name="T1">based</text:span><text:span text:style-name="T4"> </text:span><text:span text:style-name="T1">on</text:span><text:span text:style-name="T4"> </text:span><text:span text:style-name="T1">the</text:span><text:span text:style-name="T4"> </text:span><text:span text:style-name="T1">TCP/IP</text:span><text:span text:style-name="T4"> </text:span><text:span text:style-name="T1">communication.</text:span><text:span text:style-name="T4"> </text:span><text:span text:style-name="T1">The</text:span><text:span text:style-name="T4"> </text:span><text:span text:style-name="T1">multi-threaded</text:span><text:span text:style-name="T4"> </text:span><text:span text:style-name="T1">M&amp;C</text:span><text:span text:style-name="T4"> </text:span><text:span text:style-name="T1">Application</text:span><text:span text:style-name="T4"> </text:span><text:span text:style-name="T1">server</text:span><text:span text:style-name="T4"> </text:span><text:span text:style-name="T1">program</text:span><text:span text:style-name="T4"> </text:span><text:span text:style-name="T1">developed</text:span><text:span text:style-name="T4"> </text:span><text:span text:style-name="T1">in</text:span><text:span text:style-name="T4"> </text:span><text:span text:style-name="T1">C</text:span><text:span text:style-name="T4"> </text:span><text:span text:style-name="T1">runs</text:span><text:span text:style-name="T4"> </text:span><text:span text:style-name="T1">under</text:span><text:span text:style-name="T4"> </text:span><text:span text:style-name="T1">Linux</text:span><text:span text:style-name="T4"> </text:span><text:span text:style-name="T1">operating</text:span><text:span text:style-name="T4"> </text:span><text:span text:style-name="T1">system.</text:span><text:span text:style-name="T4"> <text:s/></text:span></text:p>
      <text:p text:style-name="Standard"><text:span text:style-name="T1">Online-V2</text:span><text:span text:style-name="T4"> </text:span><text:span text:style-name="T1">has</text:span><text:span text:style-name="T4"> </text:span><text:span text:style-name="T1">been</text:span><text:span text:style-name="T4"> </text:span><text:span text:style-name="T1">tested</text:span><text:span text:style-name="T4"> </text:span><text:span text:style-name="T1">with</text:span><text:span text:style-name="T4"> </text:span><text:span text:style-name="T1">sub-systems</text:span><text:span text:style-name="T4"> </text:span><text:span text:style-name="T1">of</text:span><text:span text:style-name="T4"> </text:span><text:span text:style-name="T1">two</text:span><text:span text:style-name="T4"> </text:span><text:span text:style-name="T1">antennas</text:span><text:span text:style-name="T4"> </text:span><text:span text:style-name="T1">in</text:span><text:span text:style-name="T4"> </text:span><text:span text:style-name="T1">the</text:span><text:span text:style-name="T4"> </text:span><text:span text:style-name="T1">Lab</text:span><text:span text:style-name="T4"> </text:span><text:span text:style-name="T1">environment as well in multiple antenna.</text:span><text:span text:style-name="T4"> </text:span><text:span text:style-name="T1">The</text:span><text:span text:style-name="T4"> </text:span><text:span text:style-name="T1">new</text:span><text:span text:style-name="T4"> </text:span><text:span text:style-name="T1">M&amp;C</text:span><text:span text:style-name="T4"> </text:span><text:span text:style-name="T1">system</text:span><text:span text:style-name="T4"> </text:span><text:span text:style-name="T1">has</text:span><text:span text:style-name="T4"> </text:span><text:span text:style-name="T1">improved</text:span><text:span text:style-name="T4"> </text:span><text:span text:style-name="T1">performance</text:span><text:span text:style-name="T4"> </text:span><text:span text:style-name="T1">with</text:span><text:span text:style-name="T4"> </text:span><text:span text:style-name="T1">minimal</text:span><text:span text:style-name="T4"> </text:span><text:span text:style-name="T1">time</text:span><text:span text:style-name="T4"> </text:span><text:span text:style-name="T1">for</text:span><text:span text:style-name="T4"> </text:span><text:span text:style-name="T1">configuring</text:span><text:span text:style-name="T4"> </text:span><text:span text:style-name="T1">the</text:span><text:span text:style-name="T4"> </text:span><text:span text:style-name="T1">telescope facility</text:span><text:span text:style-name="T4"> </text:span><text:span text:style-name="T1">to</text:span><text:span text:style-name="T4"> </text:span><text:span text:style-name="T1">restore</text:span><text:span text:style-name="T4"> </text:span><text:span text:style-name="T1">the</text:span><text:span text:style-name="T4"> </text:span><text:span text:style-name="T1">default</text:span><text:span text:style-name="T4"> </text:span><text:span text:style-name="T1">values</text:span><text:span text:style-name="T4"> </text:span><text:span text:style-name="T1">after</text:span><text:span text:style-name="T4"> </text:span><text:span text:style-name="T1">power</text:span><text:span text:style-name="T4"> </text:span><text:span text:style-name="T1">failure</text:span><text:span text:style-name="T4"> </text:span><text:span text:style-name="T1">hence</text:span><text:span text:style-name="T4"> </text:span><text:span text:style-name="T1">capable</text:span><text:span text:style-name="T4"> </text:span><text:span text:style-name="T1">to</text:span><text:span text:style-name="T4"> </text:span><text:span text:style-name="T1">keep</text:span><text:span text:style-name="T4"> </text:span><text:span text:style-name="T1">minimum</text:span><text:span text:style-name="T4"> </text:span><text:span text:style-name="T1">down</text:span><text:span text:style-name="T4"> </text:span><text:span text:style-name="T1">time</text:span><text:span text:style-name="T4"> </text:span><text:span text:style-name="T1">during</text:span><text:span text:style-name="T4"> </text:span><text:span text:style-name="T1">it's</text:span><text:span text:style-name="T4"> </text:span><text:span text:style-name="T1">operation.</text:span><text:span text:style-name="T4"> <text:s/></text:span></text:p>
      <text:p text:style-name="P1">[Nimisha Kantharia,<text:span text:style-name="T6">Charu kanade, Naresh Sisodiya,Madhav Misal,C Sateesh, S Nayak, Raju Uprade,Santaji Katore, Deepak Bhong, Sachin Sherkar]</text:span></text:p>
      <text:p text:style-name="P1"><text:tab/><text:tab/><text:tab/></text:p>
      <text:p text:style-name="P3"><text:span text:style-name="T5">Next generation M&amp;C system : </text:span></text:p>
      <text:p text:style-name="P2"><text:span text:style-name="T5">Towards the next generation GMRT M&amp;C System development, User Requirements Specification (URS) and Software Requirement specification (SRS) documentsuccessfully completed in collaboration with the TCS,India. The URS and SRS describe functional requirements</text:span></text:p>
      <text:p text:style-name="P2"><text:span text:style-name="T5">of the GMRT M&amp;C systems, operational &amp; user-interface constraints and performance of the system that will govern design and development of the M&amp;C system software. The URS and SRS document captured all stakeholder requirements that need to be met by the new GMRT M&amp;C system. This helps to avoid development gaps and errors at the beginning of design phase of the M&amp;C system. Since the GMRT is a specialised facility in a specialised domain with complex astronomical observing capabilities and telescope functionality, the URS and SRS document was developed in close consultation with the NCRA astronomers and engineers. A technology prototype for the M&amp;C system study using open source technologies like EPICS (Experimental Physics and Industrial Control System) and CSS (control System Studio) also has been undertaken in collaboration with the TCS. NCRA plan to develop end-to-end M&amp;C system software package which can execute the scheduled observing sessions and support in collecting the final astronomical data along with the meta-information and observation logs to improve the science data quality. [Jitendra Kodilkar, S. Nayak, Raju Uprade <text:s/>and Prof. Y. Gup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Ubuntu" svg:font-family="Ubuntu"/>
    <style:font-face style:name="Droid Sans Fallback" svg:font-family="'Droid Sans Fallback'" style:font-pitch="variable"/>
    <style:font-face style:name="Lohit Hindi2" svg:font-family="'Lohit Hind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Liberation Serif1" fo:font-size="12pt" fo:language="en" fo:country="IN" style:letter-kerning="true" style:font-name-asian="Droid Sans Fallback" style:font-size-asian="12pt" style:language-asian="zh" style:country-asian="CN" style:font-name-complex="Lohit Hindi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BioEM_20_Title_20_of_20_Abstract" style:display-name="BioEM Title of Abstract" style:family="paragraph" style:parent-style-name="Standard" style:next-style-name="BioEM_20_Authors">
      <style:paragraph-properties fo:margin-top="0.423cm" fo:margin-bottom="0.106cm" fo:line-height="0.635cm" fo:text-align="center" style:justify-single-word="false" fo:keep-with-next="always"/>
      <style:text-properties style:font-name="Times New Roman" fo:font-size="14pt" fo:font-weight="bold" style:font-size-asian="14pt" style:font-weight-asian="bold" style:font-name-complex="Times" style:font-size-complex="15pt" style:font-weight-complex="bold"/>
    </style:style>
    <style:style style:name="BioEM_20_Authors" style:display-name="BioEM Authors" style:family="paragraph" style:parent-style-name="Standard" style:next-style-name="BioEM_20_Affiliations">
      <style:paragraph-properties fo:margin-top="0.212cm" fo:margin-bottom="0.106cm" fo:line-height="0.529cm" fo:text-align="center" style:justify-single-word="false"/>
      <style:text-properties style:font-name="Times New Roman" fo:font-size="12pt" style:font-size-asian="12pt" style:font-name-complex="Times New Roman" style:font-size-complex="12pt"/>
    </style:style>
    <style:style style:name="BioEM_20_Affiliations" style:display-name="BioEM Affiliations" style:family="paragraph" style:parent-style-name="Standard">
      <style:paragraph-properties fo:margin-top="0cm" fo:margin-bottom="0.071cm" fo:text-align="center" style:justify-single-word="false"/>
      <style:text-properties style:text-position="super 58%" style:font-name="Times New Roman" style:font-name-complex="Times New Roman" style:font-size-complex="12pt" style:font-style-complex="italic"/>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itendra Kodilkar</meta:initial-creator>
    <meta:creation-date>2013-09-25T15:55:15</meta:creation-date>
    <meta:editing-duration>P23DT22H27M16S</meta:editing-duration>
    <meta:generator>LibreOffice/3.4$Linux LibreOffice_project/340m1$Build-402</meta:generator>
    <dc:date>2014-06-10T12:20:25</dc:date>
    <dc:creator>raj </dc:creator>
    <meta:editing-cycles>5</meta:editing-cycles>
    <meta:document-statistic meta:table-count="0" meta:image-count="0" meta:object-count="0" meta:page-count="1" meta:paragraph-count="13" meta:word-count="513" meta:character-count="3467" meta:non-whitespace-character-count="2951"/>
    <meta:user-defined meta:name="Info 1"/>
    <meta:user-defined meta:name="Info 2"/>
    <meta:user-defined meta:name="Info 3"/>
    <meta:user-defined meta:name="Info 4"/>
  </office:meta>
</office:document-meta>
</file>